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4">
            <text:p>TA-524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440.0">
            <text:p>244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55">
            <text:p>26.5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3">
            <text:p>Tln-187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604.0">
            <text:p>5604.0</text:p>
          </table:table-cell>
          <table:table-cell office:value-type="float" office:value="52.0">
            <text:p>52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3">
            <text:p>TA-52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1060.0">
            <text:p>10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2">
            <text:p>27.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79">
            <text:p>Beta-52127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390.0">
            <text:p>7390.0</text:p>
          </table:table-cell>
          <table:table-cell office:value-type="float" office:value="30.0">
            <text:p>30.0</text:p>
          </table:table-cell>
          <table:table-cell office:value-type="string" office:value="cones">
            <text:p>con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6">
            <text:p>TA-526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860.0">
            <text:p>486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35">
            <text:p>25.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7">
            <text:p>TA-527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580.0">
            <text:p>658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05">
            <text:p>25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1">
            <text:p>Tln-187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70.0">
            <text:p>5370.0</text:p>
          </table:table-cell>
          <table:table-cell office:value-type="float" office:value="68.0">
            <text:p>6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80">
            <text:p>Beta-52128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020.0">
            <text:p>6020.0</text:p>
          </table:table-cell>
          <table:table-cell office:value-type="float" office:value="30.0">
            <text:p>30.0</text:p>
          </table:table-cell>
          <table:table-cell office:value-type="string" office:value="terrestial seeds">
            <text:p>terrestial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14">
            <text:p>25.1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8">
            <text:p>Poz-50758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550.0">
            <text:p>1550.0</text:p>
          </table:table-cell>
          <table:table-cell office:value-type="float" office:value="30.0">
            <text:p>3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59">
            <text:p>6.59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5">
            <text:p>TA-525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360.0">
            <text:p>436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1">
            <text:p>26.1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9">
            <text:p>TA-29</text:p>
          </table:table-cell>
          <table:table-cell office:value-type="float" office:value="58.9">
            <text:p>58.9</text:p>
          </table:table-cell>
          <table:table-cell office:value-type="float" office:value="22.62">
            <text:p>22.62</text:p>
          </table:table-cell>
          <table:table-cell office:value-type="float" office:value="3280.0">
            <text:p>3280.0</text:p>
          </table:table-cell>
          <table:table-cell office:value-type="float" office:value="180.0">
            <text:p>1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4">
            <text:p>14.2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LiivaEtal1966,RosentauEtal2021">
            <text:p>LiivaEtal1966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0">
            <text:p>Ua-1207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495.0">
            <text:p>849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36">
            <text:p>24.36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1493">
            <text:p>TA-149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30.0">
            <text:p>533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98">
            <text:p>Tln-1898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4.0">
            <text:p>5464.0</text:p>
          </table:table-cell>
          <table:table-cell office:value-type="float" office:value="96.0">
            <text:p>96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901">
            <text:p>Tln-19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700.0">
            <text:p>570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Kriiska2002,RosentauEtal2021">
            <text:p>KriiskaLougas1999,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16">
            <text:p>Tln-2016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760.0">
            <text:p>6760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24">
            <text:p>Tln-2024</text:p>
          </table:table-cell>
          <table:table-cell office:value-type="float" office:value="58.91">
            <text:p>58.91</text:p>
          </table:table-cell>
          <table:table-cell office:value-type="float" office:value="22.22">
            <text:p>22.22</text:p>
          </table:table-cell>
          <table:table-cell office:value-type="float" office:value="6170.0">
            <text:p>6170.0</text:p>
          </table:table-cell>
          <table:table-cell office:value-type="float" office:value="50.0">
            <text:p>50.0</text:p>
          </table:table-cell>
          <table:table-cell office:value-type="string" office:value="Hazelnut shells">
            <text:p>Hazelnut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4317821063276353">
            <text:p>1.4317821063276353</text:p>
          </table:table-cell>
          <table:table-cell office:value-type="float" office:value="1.4317821063276353">
            <text:p>1.4317821063276353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9">
            <text:p>Poz-50759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80.0">
            <text:p>1480.0</text:p>
          </table:table-cell>
          <table:table-cell office:value-type="float" office:value="40.0">
            <text:p>40.0</text:p>
          </table:table-cell>
          <table:table-cell office:value-type="string" office:value="Bark in sand">
            <text:p>Bark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1">
            <text:p>Ua-12071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825.0">
            <text:p>682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2">
            <text:p>Ua-12072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615.0">
            <text:p>4615.0</text:p>
          </table:table-cell>
          <table:table-cell office:value-type="float" office:value="70.0">
            <text:p>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85">
            <text:p>25.85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3">
            <text:p>Ua-1207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775.0">
            <text:p>2775.0</text:p>
          </table:table-cell>
          <table:table-cell office:value-type="float" office:value="65.0">
            <text:p>6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89">
            <text:p>26.89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686">
            <text:p>Ta-2686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0.0">
            <text:p>546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533">
            <text:p>TA-253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640.0">
            <text:p>664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0">
            <text:p>Poz-50760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1240.0">
            <text:p>1240.0</text:p>
          </table:table-cell>
          <table:table-cell office:value-type="float" office:value="30.0">
            <text:p>30.0</text:p>
          </table:table-cell>
          <table:table-cell office:value-type="string" office:value="Wood (root?) in silt">
            <text:p>Wood (root?) in sil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5">
            <text:p>18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2">
            <text:p>Poz-52922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2960.0">
            <text:p>2960.0</text:p>
          </table:table-cell>
          <table:table-cell office:value-type="float" office:value="100.0">
            <text:p>100.0</text:p>
          </table:table-cell>
          <table:table-cell office:value-type="string" office:value="Plant remains in clay">
            <text:p>Plant remains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615">
            <text:p>12.6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3">
            <text:p>Poz-50763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40.0">
            <text:p>514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715">
            <text:p>17.7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3">
            <text:p>Poz-52913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630.0">
            <text:p>1630.0</text:p>
          </table:table-cell>
          <table:table-cell office:value-type="float" office:value="30.0">
            <text:p>30.0</text:p>
          </table:table-cell>
          <table:table-cell office:value-type="string" office:value="Wood in clay">
            <text:p>Wood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84">
            <text:p>5.8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1">
            <text:p>Poz-5076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1120.0">
            <text:p>1120.0</text:p>
          </table:table-cell>
          <table:table-cell office:value-type="float" office:value="40.0">
            <text:p>40.0</text:p>
          </table:table-cell>
          <table:table-cell office:value-type="string" office:value="Bark at the border of gyttja and sand">
            <text:p>Bark at the border of gyttja and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15">
            <text:p>12.8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9">
            <text:p>Hiiumaa-09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10300.0">
            <text:p>10300.0</text:p>
          </table:table-cell>
          <table:table-cell office:value-type="float" office:value="100.0">
            <text:p>10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3">
            <text:p>47.3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8">
            <text:p>Hiiumaa-08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9">
            <text:p>25.9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6">
            <text:p>Hiiumaa-06</text:p>
          </table:table-cell>
          <table:table-cell office:value-type="float" office:value="58.9">
            <text:p>58.9</text:p>
          </table:table-cell>
          <table:table-cell office:value-type="float" office:value="22.23">
            <text:p>22.23</text:p>
          </table:table-cell>
          <table:table-cell office:value-type="float" office:value="3805.0">
            <text:p>3805.0</text:p>
          </table:table-cell>
          <table:table-cell office:value-type="float" office:value="110.0">
            <text:p>11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4">
            <text:p>14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5">
            <text:p>Hiiumaa-05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355.0">
            <text:p>6355.0</text:p>
          </table:table-cell>
          <table:table-cell office:value-type="float" office:value="155.0">
            <text:p>15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3">
            <text:p>22.3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4">
            <text:p>Hiiumaa-04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5785.0">
            <text:p>5785.0</text:p>
          </table:table-cell>
          <table:table-cell office:value-type="float" office:value="110.0">
            <text:p>110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79">
            <text:p>20.79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3">
            <text:p>Hiiumaa-0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4835.0">
            <text:p>4835.0</text:p>
          </table:table-cell>
          <table:table-cell office:value-type="float" office:value="145.0">
            <text:p>145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54">
            <text:p>16.5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2">
            <text:p>Hiiumaa-0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925.0">
            <text:p>9925.0</text:p>
          </table:table-cell>
          <table:table-cell office:value-type="float" office:value="235.0">
            <text:p>23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1">
            <text:p>Hiiumaa-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815.0">
            <text:p>9815.0</text:p>
          </table:table-cell>
          <table:table-cell office:value-type="float" office:value="280.0">
            <text:p>28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68">
            <text:p>28.68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0">
            <text:p>KIA-54040</text:p>
          </table:table-cell>
          <table:table-cell office:value-type="float" office:value="58.9">
            <text:p>58.9</text:p>
          </table:table-cell>
          <table:table-cell office:value-type="float" office:value="22.2">
            <text:p>22.2</text:p>
          </table:table-cell>
          <table:table-cell office:value-type="float" office:value="5585.0">
            <text:p>5585.0</text:p>
          </table:table-cell>
          <table:table-cell office:value-type="float" office:value="35.0">
            <text:p>35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5">
            <text:p>27.5</text:p>
          </table:table-cell>
          <table:table-cell office:value-type="float" office:value="0.9013878188659973">
            <text:p>0.9013878188659973</text:p>
          </table:table-cell>
          <table:table-cell office:value-type="float" office:value="0.9013878188659973">
            <text:p>0.901387818865997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5">
            <text:p>KIA-54045</text:p>
          </table:table-cell>
          <table:table-cell office:value-type="float" office:value="58.89">
            <text:p>58.89</text:p>
          </table:table-cell>
          <table:table-cell office:value-type="float" office:value="22.22">
            <text:p>22.22</text:p>
          </table:table-cell>
          <table:table-cell office:value-type="float" office:value="4433.0">
            <text:p>4433.0</text:p>
          </table:table-cell>
          <table:table-cell office:value-type="float" office:value="27.0">
            <text:p>27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4">
            <text:p>18.4</text:p>
          </table:table-cell>
          <table:table-cell office:value-type="float" office:value="1.6278820596099708">
            <text:p>1.6278820596099708</text:p>
          </table:table-cell>
          <table:table-cell office:value-type="float" office:value="1.6278820596099708">
            <text:p>1.627882059609970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Hela-843">
            <text:p>Hela-84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40.0">
            <text:p>5540.0</text:p>
          </table:table-cell>
          <table:table-cell office:value-type="float" office:value="55.0">
            <text:p>55.0</text:p>
          </table:table-cell>
          <table:table-cell office:value-type="string" office:value="carbonized organic on the potsherd">
            <text:p>carbonized organic on the potsher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Etal2005,RosentauEtal2021">
            <text:p>KriiskaEtal200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8">
            <text:p>TA-528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440.0">
            <text:p>7440.0</text:p>
          </table:table-cell>
          <table:table-cell office:value-type="float" office:value="60.0">
            <text:p>6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75">
            <text:p>24.7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30">
            <text:p>TA-53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190.0">
            <text:p>8190.0</text:p>
          </table:table-cell>
          <table:table-cell office:value-type="float" office:value="90.0">
            <text:p>9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05">
            <text:p>24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Le-5452">
            <text:p>Le-545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75.0">
            <text:p>5575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1">
            <text:p>Poz-5292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90.0">
            <text:p>449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72">
            <text:p>12.7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4">
            <text:p>Poz-52914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90.0">
            <text:p>1490.0</text:p>
          </table:table-cell>
          <table:table-cell office:value-type="float" office:value="30.0">
            <text:p>3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34">
            <text:p>6.3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0">
            <text:p>Poz-52920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70.0">
            <text:p>4470.0</text:p>
          </table:table-cell>
          <table:table-cell office:value-type="float" office:value="40.0">
            <text:p>40.0</text:p>
          </table:table-cell>
          <table:table-cell office:value-type="string" office:value="Twig in gyttja">
            <text:p>Twig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8">
            <text:p>12.88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9">
            <text:p>TA-52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850.0">
            <text:p>7850.0</text:p>
          </table:table-cell>
          <table:table-cell office:value-type="float" office:value="70.0">
            <text:p>7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6">
            <text:p>24.6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7">
            <text:p>Poz-52917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050.0">
            <text:p>5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35">
            <text:p>18.5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6">
            <text:p>Poz-52916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90.0">
            <text:p>51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85">
            <text:p>18.58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5">
            <text:p>Poz-52915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020.0">
            <text:p>1020.0</text:p>
          </table:table-cell>
          <table:table-cell office:value-type="float" office:value="30.0">
            <text:p>3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3">
            <text:p>6.63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8">
            <text:p>Poz-52918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600.0">
            <text:p>5600.0</text:p>
          </table:table-cell>
          <table:table-cell office:value-type="float" office:value="40.0">
            <text:p>40.0</text:p>
          </table:table-cell>
          <table:table-cell office:value-type="string" office:value="Plant remains in gyttja">
            <text:p>Plant remains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445">
            <text:p>18.44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